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98cm"/>
    </style:style>
    <style:style style:name="pr2" style:family="presentation" style:parent-style-name="Default-outline1">
      <style:graphic-properties fo:min-height="10.237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45cm" svg:height="3.498cm" svg:x="1.267cm" svg:y="2.33cm" presentation:class="title" presentation:placeholder="true">
          <draw:text-box/>
        </draw:frame>
        <draw:frame presentation:style-name="pr2" draw:layer="layout" svg:width="24.586cm" svg:height="10.487cm" svg:x="1.397cm" svg:y="6.56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3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0.95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808080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45cm" svg:height="3.498cm" svg:x="1.267cm" svg:y="2.33cm" presentation:class="title" presentation:placeholder="true">
        <draw:text-box/>
      </draw:frame>
      <draw:frame presentation:style-name="Default-outline1" draw:layer="backgroundobjects" svg:width="24.586cm" svg:height="10.487cm" svg:x="1.397cm" svg:y="6.569cm" presentation:class="outline" presentation:placeholder="true">
        <draw:text-box/>
      </draw:frame>
      <draw:frame presentation:style-name="Mpr1" draw:text-style-name="MP1" draw:layer="backgroundobjects" svg:width="6.509cm" svg:height="1.445cm" svg:x="1.397cm" svg:y="19.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56cm" svg:height="1.445cm" svg:x="9.555cm" svg:y="19.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09cm" svg:height="1.445cm" svg:x="20.032cm" svg:y="19.09cm" presentation:class="page-number">
        <draw:text-box>
          <text:p text:style-name="MP2"><text:page-number>&lt;number&gt;</text:page-number></text:p>
        </draw:text-box>
      </draw:frame>
      <draw:custom-shape presentation:style-name="Mpr2" draw:text-style-name="MP4" draw:layer="backgroundobjects" svg:width="27.94cm" svg:height="2.686cm" svg:x="0cm" svg:y="18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27.94cm" svg:height="2.686cm" svg:x="0cm" svg:y="-0.02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Reed</meta:initial-creator>
    <meta:creation-date>2013-05-30T10:11:31</meta:creation-date>
    <dc:date>2013-05-30T10:35:56</dc:date>
    <dc:creator>Jonathan Reed</dc:creator>
    <meta:editing-duration>PT8M25S</meta:editing-duration>
    <meta:editing-cycles>1</meta:editing-cycles>
    <meta:document-statistic meta:object-count="27"/>
    <meta:generator>LibreOffice/3.5$Linux_X86_64 LibreOffice_project/350m1$Build-2</meta:generator>
  </office:meta>
</office:document-meta>
</file>